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4166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416600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416600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fo:color="#416600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color="#416600" style:font-name="MS Mincho" fo:font-size="11pt" fo:language="en" fo:country="none" fo:font-weight="bold" style:font-name-asian="MS Mincho" style:font-size-asian="11pt" style:font-weight-asian="bold" style:font-name-complex="MS Mincho" style:font-size-complex="11pt" style:font-weight-complex="bold"/>
    </style:style>
    <style:style style:name="T3" style:family="text">
      <style:text-properties fo:color="#416600" style:font-name="MS Mincho" fo:font-size="11pt" fo:language="en" fo:country="none" fo:font-weight="bold" style:font-name-asian="MS Mincho" style:font-size-asian="11pt" style:font-weight-asian="bold" style:font-name-complex="MS Mincho" style:font-size-complex="11pt" style:font-weight-complex="bold"/>
    </style:style>
    <style:style style:name="T4" style:family="text">
      <style:text-properties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=007208</text:p>
      <text:p text:style-name="P1">SEE LOG FOR "Act 6 Intermission 3 Part 2" IN GAMES FOLDER.</text:p>
      <text:p text:style-name="P1">_</text:p>
      <text:p text:style-name="P1">2. MINISTRIFE: =007327</text:p>
      <text:p text:style-name="P3"><text:span text:style-name="T1">(^</text:span><text:span text:style-name="T2">・</text:span><text:span text:style-name="T2">ω</text:span><text:span text:style-name="T2">・</text:span><text:span text:style-name="T1">^) &lt; 333333333!!!!!!!!!</text:span></text:p>
      <text:p text:style-name="P3"><text:span text:style-name="T1">(^</text:span><text:span text:style-name="T2">・</text:span><text:span text:style-name="T1">o</text:span><text:span text:style-name="T2">・</text:span><text:span text:style-name="T1">^)</text:span><text:span text:style-name="T2">ノ</text:span><text:span text:style-name="T1"> &lt; 333333333!!!!!!!!!</text:span></text:p>
      <text:p text:style-name="P1">(=^ω^=) &lt; 333333333!!!!!!!!!</text:p>
      <text:p text:style-name="P3"><text:span text:style-name="T1">(^</text:span><text:span text:style-name="T2">・</text:span><text:span text:style-name="T1">o</text:span><text:span text:style-name="T2">・</text:span><text:span text:style-name="T1">^) &lt; HORSEBODY!RUFIOH, DON'T BE SUCH A DOWNER! DIDN'T YOU GET THE MEWOMO? THIS IS NOT A CATFIGHT, IT'S A COSTUME PURRTY!!!</text:span></text:p>
      <text:p text:style-name="P3"><text:span text:style-name="T1">(^</text:span><text:span text:style-name="T2">・</text:span><text:span text:style-name="T1">_</text:span><text:span text:style-name="T2">・</text:span><text:span text:style-name="T1">^) &lt; ...</text:span></text:p>
      <text:p text:style-name="P1">~(=^‥^) &lt; WOW. THAT WHISPER WAS SO LOUD, I THINK EVEN I HEARD IT??? <text:s/></text:p>
      <text:p text:style-name="P2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1" meta:word-count="84" meta:character-count="386"/>
    <meta:generator>OpenOffice/4.1.2$Win32 OpenOffice.org_project/412m3$Build-9782</meta:generator>
  </office:meta>
</office:document-meta>
</file>